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2" style:family="paragraph" style:parent-style-name="Default">
      <style:paragraph-properties fo:text-align="center" style:justify-single-word="false"/>
      <style:text-properties style:text-line-through-style="none" style:text-line-through-type="none" style:font-name="Calibri" fo:font-size="12pt" style:text-underline-style="none" fo:font-weight="bold" officeooo:rsid="00050ecd" style:font-size-asian="12pt" style:font-weight-asian="bold" style:font-size-complex="12pt" style:font-weight-complex="bold"/>
    </style:style>
    <style:style style:name="P3" style:family="paragraph" style:parent-style-name="Default">
      <style:paragraph-properties fo:text-align="justify" style:justify-single-word="false" fo:break-before="page"/>
      <style:text-properties style:text-line-through-style="none" style:text-line-through-type="none" style:font-name="Calibri" fo:font-size="12pt" style:text-underline-style="none" fo:font-weight="bold" officeooo:rsid="00050ecd" officeooo:paragraph-rsid="00050ecd" style:font-size-asian="12pt" style:font-weight-asian="bold" style:font-size-complex="12pt" style:font-weight-complex="bold"/>
    </style:style>
    <style:style style:name="P4" style:family="paragraph" style:parent-style-name="Default">
      <style:paragraph-properties fo:text-align="justify" style:justify-single-word="false"/>
      <style:text-properties style:text-line-through-style="none" style:text-line-through-type="none" style:font-name="Calibri" fo:font-size="12pt" style:text-underline-style="solid" style:text-underline-width="auto" style:text-underline-color="font-color" fo:font-weight="bold" officeooo:rsid="00050ecd" officeooo:paragraph-rsid="00050ecd" style:font-size-asian="12pt" style:font-weight-asian="bold" style:font-size-complex="12pt" style:font-weight-complex="bold"/>
    </style:style>
    <style:style style:name="P5" style:family="paragraph" style:parent-style-name="Default">
      <style:paragraph-properties fo:text-align="justify" style:justify-single-word="false"/>
      <style:text-properties style:text-line-through-style="none" style:text-line-through-type="none" style:font-name="Calibri" fo:font-size="12pt" style:text-underline-style="none" fo:font-weight="normal" officeooo:rsid="00050ecd" officeooo:paragraph-rsid="00050ecd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fo:font-size="10pt" style:text-underline-style="none" style:font-size-asian="10pt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050ecd"/>
    </style:style>
    <style:style style:name="T4" style:family="text">
      <style:text-properties style:text-line-through-style="none" style:text-line-through-type="none" fo:font-size="10pt" style:text-underline-style="solid" style:text-underline-width="auto" style:text-underline-color="font-color" style:font-size-asian="10pt"/>
    </style:style>
    <style:style style:name="T5" style:family="text">
      <style:text-properties style:text-line-through-style="none" style:text-line-through-type="none" fo:font-size="10pt" style:text-underline-style="none" fo:font-weight="normal" style:font-size-asian="10pt" style:font-weight-asian="normal" style:font-weight-complex="normal"/>
    </style:style>
    <style:style style:name="T6" style:family="text">
      <style:text-properties style:text-line-through-style="none" style:text-line-through-type="none" fo:font-size="10pt" style:text-underline-style="solid" style:text-underline-width="auto" style:text-underline-color="font-color" fo:font-weight="bold" style:font-size-asian="10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 loext:marker-style-name="T1"><text:s/>Examen de Lenguaje de Marcas – RA2 – FEBRERO 2026 <text:span text:style-name="T2"/></text:p>
      <text:p text:style-name="P1" loext:marker-style-name="T1"><text:span text:style-name="T2">Nombre y Apellidos <text:s/></text:span><text:span text:style-name="T3">Manuela Planelles Lucas</text:span></text:p>
      <text:p text:style-name="P1" loext:marker-style-name="T1"><text:span text:style-name="T2">Grupo </text:span><text:span text:style-name="T3">1º Daw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 loext:marker-style-name="T1">EXPLICACIONES:</text:p>
      <text:p text:style-name="P4" loext:marker-style-name="T4">PARTE 1:</text:p>
      <text:p text:style-name="P5" loext:marker-style-name="T5">Sobre el código html. esta estructurado por partes la landing como se solicita.</text:p>
      <text:p text:style-name="P5" loext:marker-style-name="T5">Cabecera, Video y Flex</text:p>
      <text:p text:style-name="P5" loext:marker-style-name="T5">el formulario no esta centrado pero requiere nombre, email y la contraseña oculta, aunque no manda Gracias.</text:p>
      <text:p text:style-name="P5" loext:marker-style-name="T5"/>
      <text:p text:style-name="P4" loext:marker-style-name="T6">Parte 2:</text:p>
      <text:p text:style-name="P5" loext:marker-style-name="T5">Se ha creado la landing con elementor, y los apartado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8:09:00</meta:creation-date>
    <meta:initial-creator>JAVI TENDERO</meta:initial-creator>
    <dc:date>2026-02-05T19:04:55.097984300</dc:date>
    <meta:editing-duration>PT24M50S</meta:editing-duration>
    <meta:editing-cycles>1</meta:editing-cycles>
    <meta:document-statistic meta:table-count="0" meta:image-count="0" meta:object-count="0" meta:page-count="2" meta:paragraph-count="10" meta:word-count="66" meta:character-count="399" meta:non-whitespace-character-count="337"/>
    <meta:generator>LibreOffice/25.2.7.2$Windows_X86_64 LibreOffice_project/5cbfd1ab6520636bb5f7b99185aa69bd7456825d</meta:generator>
  </office:meta>
</office:document-meta>
</file>